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line-height="2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line-height="2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line-height="2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</text:p>
      <text:p text:style-name="P2">February 20,2017</text:p>
      <text:list xml:id="list6738986135347746993" text:style-name="L1">
        <text:list-item>
          <text:p text:style-name="P4">Pretty much wrote the whole top of the 16 bracket game</text:p>
        </text:list-item>
      </text:list>
      <text:p text:style-name="P2">March 16,2017</text:p>
      <text:list xml:id="list3200880120524423342" text:style-name="L2">
        <text:list-item>
          <text:p text:style-name="P5">I got the server response to work by changing the IP address to the localhost. </text:p>
        </text:list-item>
        <text:list-item>
          <text:p text:style-name="P5">Jquery .post used to interact with the php server side.</text:p>
        </text:list-item>
        <text:list-item>
          <text:p text:style-name="P5">Now I'm trying to figure out how to manipulate the Json code retrieved from the server.</text:p>
        </text:list-item>
      </text:list>
      <text:p text:style-name="P2">March 17, 2017</text:p>
      <text:list xml:id="list2550341676633716073" text:style-name="L3">
        <text:list-item>
          <text:p text:style-name="P6">used Parse to turn PHP return value of Json code to be able to use it as an object.</text:p>
        </text:list-item>
        <text:list-item>
          <text:p text:style-name="P6">Most of the ajax used was the server side. What I used to manipulate the Json was mostly all javascript.</text:p>
        </text:list-item>
      </text:list>
      <text:p text:style-name="P2">March 26, 2016</text:p>
      <text:list xml:id="list3626961584784003070" text:style-name="L4">
        <text:list-item>
          <text:p text:style-name="P7">I have a basic login running right now. None of the security is up. </text:p>
        </text:list-item>
        <text:list-item>
          <text:p text:style-name="P7">I also finished doing the grab name from database with the Ids for the tabl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ariah Alber</meta:initial-creator>
    <meta:creation-date>2017-02-20T18:05:19.59</meta:creation-date>
    <dc:date>2017-03-30T02:51:42.71</dc:date>
    <dc:creator>Zachariah Alber</dc:creator>
    <meta:editing-duration>PT8H38M51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13" meta:word-count="139" meta:character-count="686"/>
  </office:meta>
</office:document-meta>
</file>